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FreeSerif" svg:font-family="Free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color="#1cd1c9" loext:opacity="100%" style:font-name="FreeSerif" fo:font-size="18pt" fo:font-weight="bold" officeooo:rsid="000e94cd" officeooo:paragraph-rsid="000e94cd" style:font-size-asian="18pt" style:font-weight-asian="bold" style:font-size-complex="18pt" style:font-weight-complex="bold"/>
    </style:style>
    <style:style style:name="P2" style:family="paragraph" style:parent-style-name="Standard">
      <style:text-properties fo:color="#1cd1c9" loext:opacity="100%" style:font-name="FreeSerif" fo:font-size="18pt" fo:font-weight="bold" officeooo:rsid="000cd0eb" officeooo:paragraph-rsid="000cd0eb" style:font-size-asian="18pt" style:font-weight-asian="bold" style:font-size-complex="18pt" style:font-weight-complex="bold"/>
    </style:style>
    <style:style style:name="P3" style:family="paragraph" style:parent-style-name="Standard">
      <style:text-properties fo:color="#1cd1c9" loext:opacity="100%" style:font-name="FreeSerif" fo:font-size="18pt" fo:font-weight="normal" officeooo:rsid="000e94cd" officeooo:paragraph-rsid="000e94cd" style:font-size-asian="18pt" style:font-weight-asian="normal" style:font-size-complex="18pt" style:font-weight-complex="normal"/>
    </style:style>
    <style:style style:name="P4" style:family="paragraph" style:parent-style-name="Standard">
      <style:text-properties fo:color="#1cd1c9" loext:opacity="100%" style:font-name="FreeSerif" fo:font-size="18pt" fo:font-weight="normal" officeooo:rsid="000ee20c" officeooo:paragraph-rsid="000ee20c" style:font-size-asian="18pt" style:font-weight-asian="normal" style:font-size-complex="18pt" style:font-weight-complex="normal"/>
    </style:style>
    <style:style style:name="P5" style:family="paragraph" style:parent-style-name="Standard">
      <style:text-properties fo:color="#1cd1c9" loext:opacity="100%" style:font-name="FreeSerif" fo:font-size="18pt" fo:font-weight="normal" officeooo:rsid="000fc75b" officeooo:paragraph-rsid="000fc75b" style:font-size-asian="18pt" style:font-weight-asian="normal" style:font-size-complex="18pt" style:font-weight-complex="normal"/>
    </style:style>
    <style:style style:name="P6" style:family="paragraph" style:parent-style-name="Standard">
      <style:text-properties fo:color="#1cd1c9" loext:opacity="100%" style:font-name="FreeSerif" fo:font-size="18pt" fo:font-weight="normal" officeooo:rsid="000fc75b" officeooo:paragraph-rsid="002433d8" style:font-size-asian="18pt" style:font-weight-asian="normal" style:font-size-complex="18pt" style:font-weight-complex="normal"/>
    </style:style>
    <style:style style:name="P7" style:family="paragraph" style:parent-style-name="Standard">
      <style:text-properties fo:color="#1cd1c9" loext:opacity="100%" style:font-name="FreeSerif" fo:font-size="12pt" fo:font-weight="bold" officeooo:rsid="000e94cd" officeooo:paragraph-rsid="000e94cd" style:font-size-asian="12pt" style:font-weight-asian="bold" style:font-size-complex="12pt" style:font-weight-complex="bold"/>
    </style:style>
    <style:style style:name="P8" style:family="paragraph" style:parent-style-name="Standard">
      <style:text-properties fo:color="#1cd1c9" loext:opacity="100%" style:font-name="FreeSerif" fo:font-size="12pt" fo:font-weight="bold" officeooo:rsid="000ee20c" officeooo:paragraph-rsid="000e94cd" style:font-size-asian="12pt" style:font-weight-asian="bold" style:font-size-complex="12pt" style:font-weight-complex="bold"/>
    </style:style>
    <style:style style:name="P9" style:family="paragraph" style:parent-style-name="Standard">
      <style:text-properties fo:color="#1cd1c9" loext:opacity="100%" style:font-name="FreeSerif" fo:font-size="12pt" fo:font-weight="bold" officeooo:rsid="000ee20c" officeooo:paragraph-rsid="000ee20c" style:font-size-asian="12pt" style:font-weight-asian="bold" style:font-size-complex="12pt" style:font-weight-complex="bold"/>
    </style:style>
    <style:style style:name="P10" style:family="paragraph" style:parent-style-name="Standard">
      <style:text-properties fo:color="#1cd1c9" loext:opacity="100%" style:font-name="FreeSerif" fo:font-size="12pt" fo:font-weight="bold" officeooo:rsid="000ee20c" officeooo:paragraph-rsid="000fc75b" style:font-size-asian="12pt" style:font-weight-asian="bold" style:font-size-complex="12pt" style:font-weight-complex="bold"/>
    </style:style>
    <style:style style:name="P11" style:family="paragraph" style:parent-style-name="Standard">
      <style:text-properties fo:color="#1cd1c9" loext:opacity="100%" style:font-name="FreeSerif" fo:font-size="12pt" fo:font-weight="bold" officeooo:rsid="000ee20c" officeooo:paragraph-rsid="0014a995" style:font-size-asian="12pt" style:font-weight-asian="bold" style:font-size-complex="12pt" style:font-weight-complex="bold"/>
    </style:style>
    <style:style style:name="P12" style:family="paragraph" style:parent-style-name="Standard">
      <style:text-properties fo:color="#1cd1c9" loext:opacity="100%" style:font-name="FreeSerif" fo:font-size="12pt" fo:font-weight="bold" officeooo:rsid="000fc75b" officeooo:paragraph-rsid="000ee20c" style:font-size-asian="12pt" style:font-weight-asian="bold" style:font-size-complex="12pt" style:font-weight-complex="bold"/>
    </style:style>
    <style:style style:name="P13" style:family="paragraph" style:parent-style-name="Standard">
      <style:text-properties fo:color="#1cd1c9" loext:opacity="100%" style:font-name="FreeSerif" fo:font-size="12pt" fo:font-weight="bold" officeooo:rsid="0014a995" officeooo:paragraph-rsid="0014a995" style:font-size-asian="12pt" style:font-weight-asian="bold" style:font-size-complex="12pt" style:font-weight-complex="bold"/>
    </style:style>
    <style:style style:name="P14" style:family="paragraph" style:parent-style-name="Standard">
      <style:text-properties fo:color="#1cd1c9" loext:opacity="100%" style:font-name="FreeSerif" fo:font-size="12pt" fo:font-weight="bold" officeooo:rsid="002433f3" officeooo:paragraph-rsid="002433f3" fo:background-color="transparent" style:font-size-asian="12pt" style:font-weight-asian="bold" style:font-size-complex="12pt" style:font-weight-complex="bold"/>
    </style:style>
    <style:style style:name="P15" style:family="paragraph" style:parent-style-name="Standard">
      <style:text-properties fo:color="#1cd1c9" loext:opacity="100%" style:font-name="FreeSerif" fo:font-size="12pt" fo:font-weight="bold" officeooo:rsid="002641fb" officeooo:paragraph-rsid="002641fb" fo:background-color="transparent" style:font-size-asian="12pt" style:font-weight-asian="bold" style:font-size-complex="12pt" style:font-weight-complex="bold"/>
    </style:style>
    <style:style style:name="P16" style:family="paragraph" style:parent-style-name="Standard">
      <style:text-properties fo:color="#1cd1c9" loext:opacity="100%" style:font-name="FreeSerif" fo:font-size="12pt" fo:font-weight="normal" officeooo:rsid="000fc75b" officeooo:paragraph-rsid="000fc75b" style:font-size-asian="12pt" style:font-weight-asian="normal" style:font-size-complex="12pt" style:font-weight-complex="normal"/>
    </style:style>
    <style:style style:name="P17" style:family="paragraph" style:parent-style-name="Standard">
      <style:text-properties fo:color="#1cd1c9" loext:opacity="100%" style:font-name="FreeSerif" fo:font-size="12pt" fo:font-weight="normal" officeooo:rsid="000fc75b" officeooo:paragraph-rsid="0014a995" style:font-size-asian="12pt" style:font-weight-asian="normal" style:font-size-complex="12pt" style:font-weight-complex="normal"/>
    </style:style>
    <style:style style:name="P18" style:family="paragraph" style:parent-style-name="Standard">
      <style:text-properties fo:color="#1cd1c9" loext:opacity="100%" style:font-name="FreeSerif" fo:font-size="12pt" fo:font-weight="normal" officeooo:rsid="000fc75b" officeooo:paragraph-rsid="002433d8" style:font-size-asian="12pt" style:font-weight-asian="normal" style:font-size-complex="12pt" style:font-weight-complex="normal"/>
    </style:style>
    <style:style style:name="P19" style:family="paragraph" style:parent-style-name="Standard">
      <style:text-properties fo:color="#1cd1c9" loext:opacity="100%" style:font-name="FreeSerif" fo:font-size="12pt" fo:font-weight="normal" officeooo:rsid="000fc75b" officeooo:paragraph-rsid="002433f3" style:font-size-asian="12pt" style:font-weight-asian="normal" style:font-size-complex="12pt" style:font-weight-complex="normal"/>
    </style:style>
    <style:style style:name="P20" style:family="paragraph" style:parent-style-name="Standard">
      <style:text-properties fo:color="#1cd1c9" loext:opacity="100%" style:font-name="FreeSerif" fo:font-size="12pt" fo:font-weight="normal" officeooo:rsid="000cd0eb" officeooo:paragraph-rsid="000cd0eb" style:font-size-asian="12pt" style:font-weight-asian="normal" style:font-size-complex="12pt" style:font-weight-complex="normal"/>
    </style:style>
    <style:style style:name="P21" style:family="paragraph" style:parent-style-name="Standard">
      <style:text-properties fo:color="#1cd1c9" loext:opacity="100%" style:font-name="FreeSerif" fo:font-size="12pt" fo:font-weight="normal" officeooo:rsid="0014a995" officeooo:paragraph-rsid="0014a995" style:font-size-asian="12pt" style:font-weight-asian="normal" style:font-size-complex="12pt" style:font-weight-complex="normal"/>
    </style:style>
    <style:style style:name="P22" style:family="paragraph" style:parent-style-name="Standard">
      <style:text-properties fo:color="#1cd1c9" loext:opacity="100%" style:font-name="FreeSerif" fo:font-size="12pt" fo:font-weight="normal" officeooo:rsid="0014a995" officeooo:paragraph-rsid="002433f3" style:font-size-asian="12pt" style:font-weight-asian="normal" style:font-size-complex="12pt" style:font-weight-complex="normal"/>
    </style:style>
    <style:style style:name="P23" style:family="paragraph" style:parent-style-name="Standard">
      <style:text-properties fo:color="#1cd1c9" loext:opacity="100%" style:font-name="FreeSerif" fo:font-size="12pt" fo:font-weight="normal" officeooo:rsid="002641fb" officeooo:paragraph-rsid="002641fb" fo:background-color="transparent" style:font-size-asian="12pt" style:font-weight-asian="normal" style:font-size-complex="12pt" style:font-weight-complex="normal"/>
    </style:style>
    <style:style style:name="P24" style:family="paragraph" style:parent-style-name="Standard">
      <style:text-properties fo:color="#ffffff" loext:opacity="100%" style:font-name="FreeSerif" fo:font-size="12pt" fo:font-weight="normal" officeooo:rsid="000cd0eb" officeooo:paragraph-rsid="000cd0eb" style:font-size-asian="12pt" style:font-weight-asian="normal" style:font-size-complex="12pt" style:font-weight-complex="normal"/>
    </style:style>
    <style:style style:name="P25" style:family="paragraph" style:parent-style-name="Standard">
      <style:text-properties fo:color="#ffffff" loext:opacity="100%" style:font-name="FreeSerif" fo:font-size="12pt" fo:font-weight="normal" officeooo:rsid="000e94cd" officeooo:paragraph-rsid="000e94cd" style:font-size-asian="12pt" style:font-weight-asian="normal" style:font-size-complex="12pt" style:font-weight-complex="normal"/>
    </style:style>
    <style:style style:name="P26" style:family="paragraph" style:parent-style-name="Standard">
      <style:text-properties fo:color="#ffffff" loext:opacity="100%" style:font-name="FreeSerif" fo:font-size="12pt" fo:font-weight="normal" officeooo:rsid="002433d8" officeooo:paragraph-rsid="002433f3" style:font-size-asian="12pt" style:font-weight-asian="normal" style:font-size-complex="12pt" style:font-weight-complex="normal"/>
    </style:style>
    <style:style style:name="P27" style:family="paragraph" style:parent-style-name="Standard">
      <style:text-properties fo:color="#ffffff" loext:opacity="100%" style:font-name="FreeSerif" fo:font-size="12pt" fo:font-weight="bold" officeooo:rsid="000ee20c" officeooo:paragraph-rsid="000ee20c" style:font-size-asian="12pt" style:font-weight-asian="bold" style:font-size-complex="12pt" style:font-weight-complex="bold"/>
    </style:style>
    <style:style style:name="P28" style:family="paragraph" style:parent-style-name="Standard">
      <style:text-properties fo:color="#ffffff" loext:opacity="100%" style:font-name="FreeSerif" fo:font-size="18pt" fo:font-weight="bold" officeooo:rsid="000cd0eb" officeooo:paragraph-rsid="000cd0eb" style:font-size-asian="18pt" style:font-weight-asian="bold" style:font-size-complex="18pt" style:font-weight-complex="bold"/>
    </style:style>
    <style:style style:name="P29" style:family="paragraph" style:parent-style-name="Standard">
      <style:text-properties fo:color="#ffffff" loext:opacity="100%" style:font-name="FreeSerif" fo:font-size="18pt" fo:font-weight="bold" officeooo:rsid="00160d9e" officeooo:paragraph-rsid="00160d9e" style:font-size-asian="18pt" style:font-weight-asian="bold" style:font-size-complex="18pt" style:font-weight-complex="bold"/>
    </style:style>
    <style:style style:name="P30" style:family="paragraph" style:parent-style-name="Standard">
      <style:text-properties fo:color="#ffffff" loext:opacity="100%" style:font-name="FreeSerif" fo:font-size="12pt" fo:font-weight="normal" officeooo:rsid="002433d8" officeooo:paragraph-rsid="002433f3" fo:background-color="transparent" style:font-size-asian="12pt" style:font-weight-asian="normal" style:font-size-complex="12pt" style:font-weight-complex="normal"/>
    </style:style>
    <style:style style:name="P31" style:family="paragraph" style:parent-style-name="Standard">
      <style:text-properties fo:color="#1cd1c9" loext:opacity="100%" style:font-name="FreeSerif" fo:font-size="12pt" fo:font-weight="bold" officeooo:rsid="002641fb" officeooo:paragraph-rsid="002641fb" fo:background-color="transparent" style:font-size-asian="12pt" style:font-weight-asian="bold" style:font-size-complex="12pt" style:font-weight-complex="bold"/>
    </style:style>
    <style:style style:name="T1" style:family="text">
      <style:text-properties fo:font-size="12pt" style:font-size-asian="10.5pt" style:font-size-complex="12pt"/>
    </style:style>
    <style:style style:name="T2" style:family="text">
      <style:text-properties fo:font-size="12pt" style:font-size-asian="12pt" style:font-size-complex="12pt"/>
    </style:style>
    <style:style style:name="T3" style:family="text">
      <style:text-properties fo:font-size="12pt" officeooo:rsid="000ee20c" style:font-size-asian="12pt" style:font-size-complex="12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normal" officeooo:rsid="00127a5a" style:font-size-asian="12pt" style:font-weight-asian="normal" style:font-size-complex="12pt" style:font-weight-complex="normal"/>
    </style:style>
    <style:style style:name="T6" style:family="text">
      <style:text-properties fo:font-size="12pt" fo:font-weight="normal" officeooo:rsid="00160d9e" style:font-size-asian="12pt" style:font-weight-asian="normal" style:font-size-complex="12pt" style:font-weight-complex="normal"/>
    </style:style>
    <style:style style:name="T7" style:family="text">
      <style:text-properties fo:font-size="12pt" fo:font-weight="normal" officeooo:rsid="0016df6c" style:font-size-asian="12pt" style:font-weight-asian="normal" style:font-size-complex="12pt" style:font-weight-complex="normal"/>
    </style:style>
    <style:style style:name="T8" style:family="text">
      <style:text-properties fo:color="#ffffff" loext:opacity="100%"/>
    </style:style>
    <style:style style:name="T9" style:family="text">
      <style:text-properties fo:color="#ffffff" loext:opacity="100%" fo:font-size="12pt" fo:font-weight="normal" style:font-size-asian="12pt" style:font-weight-asian="normal" style:font-size-complex="12pt" style:font-weight-complex="normal"/>
    </style:style>
    <style:style style:name="T10" style:family="text">
      <style:text-properties fo:color="#ffffff" loext:opacity="100%" fo:font-size="12pt" fo:font-weight="normal" officeooo:rsid="00230710" style:font-size-asian="12pt" style:font-weight-asian="normal" style:font-size-complex="12pt" style:font-weight-complex="normal"/>
    </style:style>
    <style:style style:name="T11" style:family="text">
      <style:text-properties fo:color="#ffffff" loext:opacity="100%" fo:font-size="12pt" fo:font-weight="normal" officeooo:rsid="002433d8" style:font-size-asian="12pt" style:font-weight-asian="normal" style:font-size-complex="12pt" style:font-weight-complex="normal"/>
    </style:style>
    <style:style style:name="T12" style:family="text">
      <style:text-properties fo:color="#ffffff" loext:opacity="100%" fo:font-size="12pt" style:font-size-asian="12pt" style:font-size-complex="12pt"/>
    </style:style>
    <style:style style:name="T13" style:family="text">
      <style:text-properties fo:color="#ffffff" loext:opacity="100%" fo:font-size="12pt" officeooo:rsid="0010f3c6" style:font-size-asian="12pt" style:font-size-complex="12pt"/>
    </style:style>
    <style:style style:name="T14" style:family="text">
      <style:text-properties fo:color="#ffffff" loext:opacity="100%" fo:font-size="12pt" officeooo:rsid="001ab583" style:font-size-asian="12pt" style:font-size-complex="12pt"/>
    </style:style>
    <style:style style:name="T15" style:family="text">
      <style:text-properties fo:color="#ffffff" loext:opacity="100%" fo:font-size="12pt" officeooo:rsid="001b71b1" style:font-size-asian="12pt" style:font-size-complex="12pt"/>
    </style:style>
    <style:style style:name="T16" style:family="text">
      <style:text-properties fo:color="#ffffff" loext:opacity="100%" fo:font-size="12pt" officeooo:rsid="001bd799" style:font-size-asian="12pt" style:font-size-complex="12pt"/>
    </style:style>
    <style:style style:name="T17" style:family="text">
      <style:text-properties fo:color="#ffffff" loext:opacity="100%" fo:font-size="12pt" officeooo:rsid="001dcd88" style:font-size-asian="12pt" style:font-size-complex="12pt"/>
    </style:style>
    <style:style style:name="T18" style:family="text">
      <style:text-properties fo:color="#ffffff" loext:opacity="100%" fo:font-size="12pt" officeooo:rsid="001fbfce" style:font-size-asian="12pt" style:font-size-complex="12pt"/>
    </style:style>
    <style:style style:name="T19" style:family="text">
      <style:text-properties fo:color="#ffffff" loext:opacity="100%" fo:font-size="12pt" officeooo:rsid="001fd10b" style:font-size-asian="12pt" style:font-size-complex="12pt"/>
    </style:style>
    <style:style style:name="T20" style:family="text">
      <style:text-properties fo:color="#ffffff" loext:opacity="100%" fo:font-size="12pt" officeooo:rsid="002433d8" style:font-size-asian="12pt" style:font-size-complex="12pt"/>
    </style:style>
    <style:style style:name="T21" style:family="text">
      <style:text-properties fo:color="#ffffff" loext:opacity="100%" fo:font-size="12pt" style:font-size-asian="10.5pt" style:font-size-complex="12pt"/>
    </style:style>
    <style:style style:name="T22" style:family="text">
      <style:text-properties fo:color="#ffffff" loext:opacity="100%" fo:font-size="12pt" officeooo:rsid="002433d8" style:font-size-asian="10.5pt" style:font-size-complex="12pt"/>
    </style:style>
    <style:style style:name="T23" style:family="text">
      <style:text-properties fo:color="#ffffff" loext:opacity="100%" officeooo:rsid="0014a995"/>
    </style:style>
    <style:style style:name="T24" style:family="text">
      <style:text-properties fo:color="#ffffff" loext:opacity="100%" officeooo:rsid="0018a111"/>
    </style:style>
    <style:style style:name="T25" style:family="text">
      <style:text-properties fo:color="#ffffff" loext:opacity="100%" officeooo:rsid="002433d8"/>
    </style:style>
    <style:style style:name="T26" style:family="text">
      <style:text-properties fo:color="#ffffff" loext:opacity="100%" officeooo:rsid="002433f3"/>
    </style:style>
    <style:style style:name="T27" style:family="text">
      <style:text-properties fo:color="#ffffff" loext:opacity="100%" fo:font-weight="normal" style:font-weight-asian="normal" style:font-weight-complex="normal"/>
    </style:style>
    <style:style style:name="T28" style:family="text">
      <style:text-properties fo:color="#ffffff" loext:opacity="100%" fo:font-weight="normal" officeooo:rsid="002433d8" style:font-weight-asian="normal" style:font-weight-complex="normal"/>
    </style:style>
    <style:style style:name="T29" style:family="text">
      <style:text-properties fo:color="#ffffff" loext:opacity="100%" officeooo:rsid="0027af5e"/>
    </style:style>
    <style:style style:name="T30" style:family="text">
      <style:text-properties fo:color="#ffffff" loext:opacity="100%" officeooo:rsid="002b59a1"/>
    </style:style>
    <style:style style:name="T31" style:family="text">
      <style:text-properties fo:font-weight="bold" style:font-weight-asian="bold" style:font-weight-complex="bold"/>
    </style:style>
    <style:style style:name="T32" style:family="text">
      <style:text-properties fo:font-weight="bold" officeooo:rsid="000ee20c" style:font-weight-asian="bold" style:font-weight-complex="bold"/>
    </style:style>
    <style:style style:name="T33" style:family="text">
      <style:text-properties fo:font-weight="normal" style:font-weight-asian="normal" style:font-weight-complex="normal"/>
    </style:style>
    <style:style style:name="T34" style:family="text">
      <style:text-properties officeooo:rsid="0025d520"/>
    </style:style>
    <style:style style:name="T35" style:family="text">
      <style:text-properties officeooo:rsid="0027af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stes:<text:line-break/><text:line-break/><text:span text:style-name="T2">$?$USER<text:line-break/><text:line-break/></text:span><text:span text:style-name="T4">bash result – </text:span><text:span text:style-name="T9">0joanda-s<text:line-break/></text:span><text:span text:style-name="T4">our result – </text:span><text:span text:style-name="T10">0 (não imprime o segundo dollar sign, </text:span><text:span text:style-name="T11">exclusivamente se for com o exit code)</text:span></text:p>
      <text:p text:style-name="P24"/>
      <text:p text:style-name="P7">$.$USER</text:p>
      <text:p text:style-name="P7"/>
      <text:p text:style-name="P3"><text:span text:style-name="T2">bash result - </text:span><text:span text:style-name="T12">$.joanda-s</text:span></text:p>
      <text:p text:style-name="P3"><text:span text:style-name="T2">our result – <text:s/></text:span><text:span text:style-name="T16">.</text:span><text:span text:style-name="T20">joanda-s (não imprime o primeiro dollar sign, apenas a partir do ponto)</text:span></text:p>
      <text:p text:style-name="P25"/>
      <text:p text:style-name="P7">$a$USER</text:p>
      <text:p text:style-name="P7"/>
      <text:p text:style-name="P3"><text:span text:style-name="T2">bash result – </text:span><text:span text:style-name="T12">joanda-s</text:span></text:p>
      <text:p text:style-name="P3"><text:span text:style-name="T2">our result – </text:span><text:span text:style-name="T20">Seg Fault</text:span></text:p>
      <text:p text:style-name="P25"/>
      <text:p text:style-name="P1"><text:span text:style-name="T2">$,</text:span><text:span text:style-name="T3">$USER</text:span></text:p>
      <text:p text:style-name="P8"/>
      <text:p text:style-name="P4"><text:span text:style-name="T2">bash result - </text:span><text:span text:style-name="T12">$,joanda-s</text:span></text:p>
      <text:p text:style-name="P4"><text:span text:style-name="T2">our result – </text:span><text:span text:style-name="T17">,</text:span><text:span text:style-name="T20">joanda-s (não imprime o primeiro dollar sign, apenas a partir da vírgula)</text:span></text:p>
      <text:p text:style-name="P27"/>
      <text:p text:style-name="P9">$1$USER</text:p>
      <text:p text:style-name="P9"/>
      <text:p text:style-name="P4"><text:span text:style-name="T2">bash result – </text:span><text:span text:style-name="T21">joanda-s</text:span></text:p>
      <text:p text:style-name="P4"><text:span text:style-name="T1">our result – </text:span><text:span text:style-name="T22">Seg Fault</text:span></text:p>
      <text:p text:style-name="P9"/>
      <text:p text:style-name="P9">$’$USER</text:p>
      <text:p text:style-name="P9"/>
      <text:p text:style-name="P5"><text:span text:style-name="T2">bash result – </text:span><text:span text:style-name="T14">error message</text:span></text:p>
      <text:p text:style-name="P5"><text:span text:style-name="T2">our result – </text:span><text:span text:style-name="T20">error message xxxxxxxxxxxxxxx</text:span></text:p>
      <text:p text:style-name="P9"/>
      <text:p text:style-name="P9">$’USER</text:p>
      <text:p text:style-name="P9"/>
      <text:p text:style-name="P5"><text:span text:style-name="T2">bash result – </text:span><text:span text:style-name="T14">error message</text:span></text:p>
      <text:p text:style-name="P6"><text:span text:style-name="T2">our result – </text:span><text:span text:style-name="T20">error message xxxxxxxxxxxxxxx</text:span></text:p>
      <text:p text:style-name="P9"/>
      <text:p text:style-name="P9">$’USER’</text:p>
      <text:p text:style-name="P9"/>
      <text:p text:style-name="P5"><text:span text:style-name="T2">bash result – </text:span><text:span text:style-name="T12">USER</text:span></text:p>
      <text:p text:style-name="P6"><text:span text:style-name="T2">our result – </text:span><text:span text:style-name="T15">U</text:span><text:span text:style-name="T12">SER <text:s/></text:span><text:span text:style-name="T20">xxxxxxxxxxxxxxx</text:span></text:p>
      <text:p text:style-name="P9"/>
      <text:p text:style-name="P9">$”USER</text:p>
      <text:p text:style-name="P9"/>
      <text:p text:style-name="P5"><text:span text:style-name="T2">bash result – </text:span><text:span text:style-name="T18">error message</text:span></text:p>
      <text:p text:style-name="P6"><text:span text:style-name="T2">our result – </text:span><text:span text:style-name="T20">error message xxxxxxxxxxxxxxx</text:span></text:p>
      <text:p text:style-name="P9"/>
      <text:p text:style-name="P9">$”USER”</text:p>
      <text:p text:style-name="P9"/>
      <text:p text:style-name="P5"><text:span text:style-name="T2">bash result – </text:span><text:span text:style-name="T12">USER</text:span></text:p>
      <text:p text:style-name="P6"><text:span text:style-name="T2">our result – </text:span><text:span text:style-name="T12"><text:s/></text:span><text:span text:style-name="T18">USER </text:span><text:span text:style-name="T20">xxxxxxxxxxxxxxx</text:span></text:p>
      <text:p text:style-name="P9"/>
      <text:p text:style-name="P9"><text:soft-page-break/><text:line-break/><text:line-break/>$USER;</text:p>
      <text:p text:style-name="P9"/>
      <text:p text:style-name="P5"><text:span text:style-name="T2">bash result - </text:span><text:span text:style-name="T12">joanda-s</text:span></text:p>
      <text:p text:style-name="P5"><text:span text:style-name="T2">our result – </text:span><text:span text:style-name="T19">joanda-s;</text:span></text:p>
      <text:p text:style-name="P16"/>
      <text:p text:style-name="P9">$’$USER’</text:p>
      <text:p text:style-name="P12"/>
      <text:p text:style-name="P5"><text:span text:style-name="T2">bash result - </text:span><text:span text:style-name="T12">$USER</text:span></text:p>
      <text:p text:style-name="P18">our result - <text:span text:style-name="T25">$USER xxxxxxxxxxxxxxx</text:span></text:p>
      <text:p text:style-name="P9"/>
      <text:p text:style-name="P10">$$$USER</text:p>
      <text:p text:style-name="P10"/>
      <text:p text:style-name="P5"><text:span text:style-name="T2">bash result – </text:span><text:span text:style-name="T13">63738joanda-s (PID do bash)</text:span></text:p>
      <text:p text:style-name="P18">our result – <text:span text:style-name="T25">63738joanda-s xxxxxxxxxxxxxxx</text:span></text:p>
      <text:p text:style-name="P10"><text:line-break/>$$$USER’</text:p>
      <text:p text:style-name="P10"/>
      <text:p text:style-name="P16">bash result – <text:span text:style-name="T23">opens heredoc</text:span></text:p>
      <text:p text:style-name="P18">our result – <text:span text:style-name="T25">error message xxxxxxxxxxxxxxx</text:span></text:p>
      <text:p text:style-name="P10"><text:line-break/>$$$”USER”</text:p>
      <text:p text:style-name="P9"/>
      <text:p text:style-name="P16">bash result – <text:span text:style-name="T23">63738USER</text:span></text:p>
      <text:p text:style-name="P18">our result – <text:span text:style-name="T25">63738USER xxxxxxxxxxxxxxx</text:span></text:p>
      <text:p text:style-name="P9"/>
      <text:p text:style-name="P9">$$$’USER’</text:p>
      <text:p text:style-name="P9"/>
      <text:p text:style-name="P17">bash result - <text:span text:style-name="T23">63738USER</text:span></text:p>
      <text:p text:style-name="P18">our result – <text:span text:style-name="T25">63738USER xxxxxxxxxxxxxxx</text:span></text:p>
      <text:p text:style-name="P9"/>
      <text:p text:style-name="P10">$’$$USER’<text:line-break/></text:p>
      <text:p text:style-name="P16">bash result - <text:span text:style-name="T23">$$USER</text:span></text:p>
      <text:p text:style-name="P19">our result - <text:span text:style-name="T24">$</text:span><text:span text:style-name="T26">$USER </text:span><text:span text:style-name="T25">xxxxxxxxxxxxxxx</text:span></text:p>
      <text:p text:style-name="P16"/>
      <text:p text:style-name="P11">$’$$’USER</text:p>
      <text:p text:style-name="P11"/>
      <text:p text:style-name="P21">bash result - <text:span text:style-name="T8">$$USER</text:span></text:p>
      <text:p text:style-name="P22">our result - <text:span text:style-name="T24">$$</text:span><text:span text:style-name="T26">U</text:span><text:span text:style-name="T24">SER </text:span><text:span text:style-name="T25">xxxxxxxxxxxxxxx</text:span></text:p>
      <text:p text:style-name="P10"/>
      <text:p text:style-name="P10">$$’$USER’</text:p>
      <text:p text:style-name="P10"/>
      <text:p text:style-name="P16">bash result - <text:span text:style-name="T23">63738$USER</text:span></text:p>
      <text:p text:style-name="P19">our result – <text:span text:style-name="T26">63738$USER </text:span><text:span text:style-name="T25">xxxxxxxxxxxxxxx</text:span></text:p>
      <text:p text:style-name="P9"/>
      <text:p text:style-name="P9">$”$$USER”</text:p>
      <text:p text:style-name="P9"/>
      <text:p text:style-name="P16">bash result – <text:span text:style-name="T23">63738USER</text:span></text:p>
      <text:p text:style-name="P19">our result – <text:span text:style-name="T26">63738USER </text:span><text:span text:style-name="T25">xxxxxxxxxxxxxxx</text:span></text:p>
      <text:p text:style-name="P9"/>
      <text:p text:style-name="P9">$$”$USER”</text:p>
      <text:p text:style-name="P9"/>
      <text:p text:style-name="P16">bash result - <text:span text:style-name="T23">63738joanda-s</text:span></text:p>
      <text:p text:style-name="P16"><text:soft-page-break/>our result - <text:span text:style-name="T26">63738joanda-s</text:span></text:p>
      <text:p text:style-name="P9"/>
      <text:p text:style-name="P9"><text:line-break/><text:line-break/>$”$’$USER’ ”</text:p>
      <text:p text:style-name="P9"/>
      <text:p text:style-name="P16">bash result - <text:span text:style-name="T23">$’joanda-s’</text:span></text:p>
      <text:p text:style-name="P16">our result – <text:span text:style-name="T26">joanda-s (não imprime o primeiro dollar sign)</text:span></text:p>
      <text:p text:style-name="P9"/>
      <text:p text:style-name="P9"/>
      <text:p text:style-name="P9">$’$”$USER” ’</text:p>
      <text:p text:style-name="P9"/>
      <text:p text:style-name="P16">bash result - <text:span text:style-name="T23">$”$USER”</text:span></text:p>
      <text:p text:style-name="P19">our result - <text:span text:style-name="T24">$”</text:span><text:span text:style-name="T26">$USER” </text:span><text:span text:style-name="T25">xxxxxxxxxxxxxxx </text:span><text:span text:style-name="T26">(mas aqui já imprime o primeiro dollar sign ?!)</text:span></text:p>
      <text:p text:style-name="P9"/>
      <text:p text:style-name="P10">“$$$USER”<text:line-break/></text:p>
      <text:p text:style-name="P16">bash result - <text:span text:style-name="T23">63738joanda-s</text:span></text:p>
      <text:p text:style-name="P19">our result – <text:span text:style-name="T26">63738joanda-s </text:span><text:span text:style-name="T25">xxxxxxxxxxxxxxx</text:span></text:p>
      <text:p text:style-name="P10"/>
      <text:p text:style-name="P10">‘$$$USER’<text:line-break/></text:p>
      <text:p text:style-name="P16">bash result - <text:span text:style-name="T23">$$$USER</text:span></text:p>
      <text:p text:style-name="P19">our result - <text:span text:style-name="T24">$$$USER </text:span><text:span text:style-name="T25">xxxxxxxxxxxxxxx</text:span></text:p>
      <text:p text:style-name="P10"/>
      <text:p text:style-name="P10">“$’$”$USER’</text:p>
      <text:p text:style-name="P9"/>
      <text:p text:style-name="P16">bash result – <text:span text:style-name="T23">opens heredoc</text:span></text:p>
      <text:p text:style-name="P16">our result – <text:span text:style-name="T26">Seg Fault</text:span></text:p>
      <text:p text:style-name="P9"/>
      <text:p text:style-name="P9">‘$”$’$USER”</text:p>
      <text:p text:style-name="P9"/>
      <text:p text:style-name="P16">bash result – <text:span text:style-name="T23">opens heredoc</text:span></text:p>
      <text:p text:style-name="P17">our result – <text:span text:style-name="T26">Seg Fault </text:span><text:line-break/><text:line-break/><text:span text:style-name="T32">‘$’$”$USER”</text:span></text:p>
      <text:p text:style-name="P11"/>
      <text:p text:style-name="P21">bash result - <text:span text:style-name="T8">$joanda-s</text:span></text:p>
      <text:p text:style-name="P21">our result – <text:span text:style-name="T26">Seg Fault</text:span></text:p>
      <text:p text:style-name="P11"><text:line-break/>“$”$’$USER’</text:p>
      <text:p text:style-name="P11"/>
      <text:p text:style-name="P21">bash result - <text:span text:style-name="T8">$$USER</text:span></text:p>
      <text:p text:style-name="P21">our result - <text:span text:style-name="T24">$</text:span><text:span text:style-name="T26">USER (Falta um dollar sign)</text:span></text:p>
      <text:p text:style-name="P21"/>
      <text:p text:style-name="P13">‘$$’ “$USER”</text:p>
      <text:p text:style-name="P13"/>
      <text:p text:style-name="P21">bash result - <text:span text:style-name="T8">$$joanda-s</text:span></text:p>
      <text:p text:style-name="P22">our result - <text:span text:style-name="T24">$$joanda-s </text:span><text:span text:style-name="T25">xxxxxxxxxxxxxxx</text:span></text:p>
      <text:p text:style-name="P13"/>
      <text:p text:style-name="P13"/>
      <text:p text:style-name="P13">“$$” ‘$USER’</text:p>
      <text:p text:style-name="P9"/>
      <text:p text:style-name="P21">bash result - <text:span text:style-name="T8">63738$USER</text:span></text:p>
      <text:p text:style-name="P22">our result – <text:span text:style-name="T26">63738$USER </text:span><text:span text:style-name="T25">xxxxxxxxxxxxxxx</text:span></text:p>
      <text:p text:style-name="P9"><text:soft-page-break/></text:p>
      <text:p text:style-name="P9">$$$USER</text:p>
      <text:p text:style-name="P9"/>
      <text:p text:style-name="P16">bash result - <text:span text:style-name="T23">63738joanda-s</text:span></text:p>
      <text:p text:style-name="P19">our result – <text:span text:style-name="T26">63738joanda-s </text:span><text:span text:style-name="T25">xxxxxxxxxxxxxxx</text:span></text:p>
      <text:p text:style-name="P9"/>
      <text:p text:style-name="P9">$$USER</text:p>
      <text:p text:style-name="P20"/>
      <text:p text:style-name="P16">bash result – <text:span text:style-name="T23">63738USER</text:span></text:p>
      <text:p text:style-name="P19">our result – <text:span text:style-name="T26">63738USER </text:span><text:span text:style-name="T25">xxxxxxxxxxxxxxx</text:span></text:p>
      <text:p text:style-name="P26"/>
      <text:p text:style-name="P14">algo$USER<text:span text:style-name="T34">L</text:span>.LOL<text:line-break/><text:line-break/><text:span text:style-name="T33">bash result – </text:span><text:span text:style-name="T27">algo.LOL</text:span></text:p>
      <text:p text:style-name="P14"><text:span text:style-name="T33">our result – </text:span><text:span text:style-name="T27">algo.LOL </text:span><text:span text:style-name="T28">xxxxxxxxxxxxxxx</text:span></text:p>
      <text:p text:style-name="P30"/>
      <text:p text:style-name="P15">algo.<text:span text:style-name="T35">$</text:span>USER$$ $$ $$USER$.</text:p>
      <text:p text:style-name="P15"/>
      <text:p text:style-name="P23">bash result – <text:span text:style-name="T8">algo.joanda-s63738 63738 63738USER$.</text:span></text:p>
      <text:p text:style-name="P23">our result – <text:span text:style-name="T29">algo.joanda-s63738 63738 63738USER. (salta o dollar sign)</text:span><text:line-break/><text:line-break/><text:span text:style-name="T31">algo.$USER$$ $$ $$USER$</text:span></text:p>
      <text:p text:style-name="P15"/>
      <text:p text:style-name="P23">bash result – <text:span text:style-name="T8">algo.joanda-s63</text:span><text:span text:style-name="T29">7</text:span><text:span text:style-name="T8">38 63738 63738USER$<text:line-break/></text:span>our result – <text:span text:style-name="T29">algo.joanda-s63738 63738 63738USER</text:span><text:span text:style-name="T30">$</text:span><text:line-break/><text:line-break/><text:span text:style-name="T31">algo.$USER$$ $$ $$USER</text:span></text:p>
      <text:p text:style-name="P15"/>
      <text:p text:style-name="P23">bash result – <text:span text:style-name="T8">algo.joanda-s63738 63738 63738USER</text:span></text:p>
      <text:p text:style-name="P23">our result – <text:span text:style-name="T29">algo.joanda-s63738 63738 63738USER xxxxxxxxxxxxxxx</text:span></text:p>
      <text:p text:style-name="P23"/>
      <text:p text:style-name="P15">algo.$USER$$$$$$USER</text:p>
      <text:p text:style-name="P15"/>
      <text:p text:style-name="P23">bash result – <text:span text:style-name="T8">algo.joanda-s637386373863738USER</text:span></text:p>
      <text:p text:style-name="P23">our result – <text:span text:style-name="T29">algo.joanda-s637386373863738USER xxxxxxxxxxxxxxx</text:span></text:p>
      <text:p text:style-name="P23"/>
      <text:p text:style-name="P15">algo.$USER$$$$$USER</text:p>
      <text:p text:style-name="P15"/>
      <text:p text:style-name="P23">bash result – <text:span text:style-name="T8">algo.joanda-s6373863738joanda-s</text:span></text:p>
      <text:p text:style-name="P23">our result – <text:span text:style-name="T29">algo.joanda-s6373863738joanda-s xxxxxxxxxxxxxxx</text:span></text:p>
      <text:p text:style-name="P23"/>
      <text:p text:style-name="P15">algo.$USER$$$$</text:p>
      <text:p text:style-name="P15"/>
      <text:p text:style-name="P23">bash result – <text:span text:style-name="T8">algo.joanda-s6373863738<text:line-break/></text:span>our result – <text:span text:style-name="T29">algo.joanda-s6373863738 xxxxxxxxxxxxxxx</text:span></text:p>
      <text:p text:style-name="P23"/>
      <text:p text:style-name="P15">algo.$USER$$</text:p>
      <text:p text:style-name="P15"/>
      <text:p text:style-name="P23">bash result – <text:span text:style-name="T8">algo.joanda-s63738</text:span></text:p>
      <text:p text:style-name="P23">our result – <text:span text:style-name="T29">algo.joanda-s63738 xxxxxxxxxxxxxxx</text:span><text:line-break/><text:line-break/><text:span text:style-name="T31">$.$USER.$</text:span></text:p>
      <text:p text:style-name="P15"/>
      <text:p text:style-name="P23">bash result – <text:span text:style-name="T8">$.joanda-s.$</text:span></text:p>
      <text:p text:style-name="P23">our result – <text:span text:style-name="T8">.</text:span><text:span text:style-name="T29">joanda-s. (salta os dollar signs)</text:span></text:p>
      <text:p text:style-name="P23"><text:soft-page-break/></text:p>
      <text:p text:style-name="P20"/>
      <text:p text:style-name="P28"><text:span text:style-name="T4">não temos o ~ nem o - a funcionar no cd (~ vai buscar a variável HOME no export, fazer expansão disso, substituir o ~ por aquilo para ele aceitar no cd, </text:span><text:span text:style-name="T6">fazer o mesmo com o -, que vai buscar o OLDPWD</text:span><text:span text:style-name="T4">)<text:line-break/></text:span><text:span text:style-name="T5">(não abre tecnicamente minishell dentro de minishell (não troca o SHLVL e não cria novo processo)</text:span></text:p>
      <text:p text:style-name="P29"><text:span text:style-name="T5">Nú</text:span><text:span text:style-name="T4">mero par de $ ele printa semre o PID (e o texto a seguir dos $, caso exista); se o número de $ for ímpar, ele printa o PID e a variável a seguir caso tenha valor.</text:span></text:p>
      <text:p text:style-name="P29"><text:span text:style-name="T5">B</text:span><text:span text:style-name="T4">ackslashes (\) não aparecem no echo (por exemplo, se for enviado abcdefg\ijklm, ele vai printar o texto todo sem backslash, mas se forem 2 backslashes juntos, abcdefg\\ijklm, ele vai printar igual mas apenas com um backslash, abcdefg\ijklm). Se for enviado apenas um número ímpar de backslashes, vai abrir heredoc. Se for enviado número par de backslashes, ele vai printar apenas metade desses backslashes (se for enviado echo \\, ele vai printar apenas um backslash, se forem \\\\, vai printar dois, so on. Comportamento dentro de aspas é igual, mas se for plicas já vai printar tudo como se fosse texto normal, dois backslashes vão ser dois backslashes, etc. </text:span><text:span text:style-name="T7">Se se juntar aspas e plicas, funciona como texto normal e printa tudo, quer seja número ímpar ou par de backslashes, e imprime junto com aspas ou plicas.</text:span></text:p>
      <text:p text:style-name="P29"><text:span text:style-name="T4">Com pipes vai sempre abrir heredoc, qualquer que seja o número de pipes enviado no echo. </text:span><text:span text:style-name="T7">Mas se for dentro de aspas e / ou plicas, vai printar como se fosse texto normal, incluindo as aspas ou plicas.<text:line-break/>Descobrir como compilar esta treta no meu PC, não está com nada querer mexer nisto e não conseguir sequer compilar esta tret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FreeSerif" svg:font-family="Free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fo:background-color="#333333" style:writing-mode="lr-tb" style:layout-grid-color="#c0c0c0" style:layout-grid-lines="20" style:layout-grid-base-height="0.278in" style:layout-grid-ruby-height="0.139in" style:layout-grid-mode="none" style:layout-grid-ruby-below="false" style:layout-grid-print="false" style:layout-grid-display="false" draw:fill="solid" draw:fill-color="#333333"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333333"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7T20:17:23.240901366</meta:creation-date>
    <dc:date>2024-10-07T16:46:40.417021432</dc:date>
    <meta:editing-duration>PT19H39M28S</meta:editing-duration>
    <meta:editing-cycles>10</meta:editing-cycles>
    <meta:generator>LibreOffice/7.3.7.2$Linux_X86_64 LibreOffice_project/30$Build-2</meta:generator>
    <meta:document-statistic meta:table-count="0" meta:image-count="0" meta:object-count="0" meta:page-count="5" meta:paragraph-count="121" meta:word-count="742" meta:character-count="5085" meta:non-whitespace-character-count="4385"/>
  </office:meta>
</office:document-meta>
</file>